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list-style-name="WWNum8">
      <style:paragraph-properties fo:margin-top="0in" fo:margin-bottom="0in" loext:contextual-spacing="false">
        <style:tab-stops>
          <style:tab-stop style:position="0.5118in"/>
        </style:tab-stops>
      </style:paragraph-properties>
      <style:text-properties officeooo:paragraph-rsid="001dfc4b"/>
    </style:style>
    <style:style style:name="P2" style:family="paragraph" style:parent-style-name="Standard">
      <style:paragraph-properties fo:margin-top="0in" fo:margin-bottom="0in" loext:contextual-spacing="false">
        <style:tab-stops>
          <style:tab-stop style:position="0.5118in"/>
        </style:tab-stops>
      </style:paragraph-properties>
      <style:text-properties officeooo:paragraph-rsid="001dfc4b"/>
    </style:style>
    <style:style style:name="P3" style:family="paragraph" style:parent-style-name="Standard">
      <style:paragraph-properties fo:margin-top="0in" fo:margin-bottom="0in" loext:contextual-spacing="false" fo:line-height="100%" fo:text-align="justify" style:justify-single-word="false"/>
      <style:text-properties officeooo:paragraph-rsid="001dfc4b"/>
    </style:style>
    <style:style style:name="P4" style:family="paragraph" style:parent-style-name="Standard">
      <style:paragraph-properties fo:margin-top="0in" fo:margin-bottom="0in" loext:contextual-spacing="false"/>
      <style:text-properties officeooo:paragraph-rsid="001dfc4b"/>
    </style:style>
    <style:style style:name="P5" style:family="paragraph" style:parent-style-name="Standard">
      <style:paragraph-properties fo:margin-top="0in" fo:margin-bottom="0in" loext:contextual-spacing="false" fo:line-height="100%" fo:text-align="center" style:justify-single-word="false" fo:break-before="page"/>
      <style:text-properties officeooo:paragraph-rsid="001dfc4b"/>
    </style:style>
    <style:style style:name="T1" style:family="text">
      <style:text-properties fo:font-size="10pt" style:font-size-asian="10pt"/>
    </style:style>
    <style:style style:name="T2" style:family="text">
      <style:text-properties fo:font-size="14pt" fo:font-weight="bold" style:font-size-asian="14pt" style:font-weight-asian="bold" style:font-size-complex="14pt"/>
    </style:style>
    <style:style style:name="T3" style:family="text">
      <style:text-properties fo:font-size="14pt" style:font-size-asian="14pt" style:font-size-complex="14pt"/>
    </style:style>
    <style:style style:name="T4" style:family="text">
      <style:text-properties fo:color="#222222" fo:font-size="10pt" fo:background-color="#ffffff" loext:char-shading-value="0" style:font-size-asian="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Assignment No:</text:span><text:span text:style-name="T3"> </text:span><text:span text:style-name="T2">8</text:span></text:p>
      <text:p text:style-name="P3"><text:span text:style-name="T4">1. Do the following in Python shell.</text:span></text:p>
      <text:p text:style-name="P3"><text:span text:style-name="T4">a) Create a dictionary which has at least 5 items. Print it.</text:span></text:p>
      <text:p text:style-name="P3"><text:span text:style-name="T4">b) Update any one of the item. Print it.</text:span></text:p>
      <text:p text:style-name="P3"><text:span text:style-name="T4">c) Add one more item. Print it.</text:span></text:p>
      <text:p text:style-name="P3"><text:span text:style-name="T4">d) Delete a particular item mentioning key value. Print it.</text:span></text:p>
      <text:p text:style-name="P3"><text:span text:style-name="T4">e) Delete the first item without mentioning key value. Print the dictionary.</text:span></text:p>
      <text:p text:style-name="P3"><text:span text:style-name="T4">f) Remove all items from the dictionary.</text:span></text:p>
      <text:p text:style-name="P3"><text:span text:style-name="T4">g) Delete the dictionary.</text:span></text:p>
      <text:p text:style-name="P3"><text:span text:style-name="T4">h) Create a dictionary with each item being a pair of a number and its square. Do it in single line of code.</text:span></text:p>
      <text:p text:style-name="P3"><text:span text:style-name="T4">i) Do the same as above only for odd numbers.</text:span></text:p>
      <text:p text:style-name="P3"><text:span text:style-name="T4">h) Print all items and keys of the dictionary.</text:span></text:p>
      <text:p text:style-name="P3"><text:span text:style-name="T4">j) Calculate the length of the dictionary.</text:span></text:p>
      <text:p text:style-name="P3"><text:span text:style-name="T4">k) Sort the items in the dictionary.</text:span></text:p>
      <text:p text:style-name="P3"><text:span text:style-name="T4">l) Create two dictionaries. Concatenate them.</text:span></text:p>
      <text:p text:style-name="P3"><text:span text:style-name="T4">m) Pop an element not present from the dictionary, provided a default value.</text:span></text:p>
      <text:p text:style-name="P3"><text:span text:style-name="T4">n) Sort the items in frozen set.</text:span></text:p>
      <text:p text:style-name="P3"><text:span text:style-name="T4">2. Write a program to check whether an item is present or not.</text:span></text:p>
      <text:p text:style-name="P3"><text:span text:style-name="T4">3. Write a program to print all the items of the dictionary using loop.</text:span></text:p>
      <text:p text:style-name="P3"><text:span text:style-name="T4">4. Write a program to map two lists (one containing color names and the other containing color codes) into dictionary. </text:span></text:p>
      <text:p text:style-name="P3"><text:span text:style-name="T4">5. Write a program to get the maximum and minimum value in a dictionary.</text:span></text:p>
      <text:p text:style-name="P3"><text:span text:style-name="T4">6. Write a program to store student data in dictionary (name, class, subjects). Remove duplicate entries.</text:span></text:p>
      <text:p text:style-name="P3"><text:span text:style-name="T4">7. Write a Python program to concatenate following dictionaries to create a new one using loop.</text:span></text:p>
      <text:p text:style-name="P4"><text:span text:style-name="T4">8. Write a Python program to multiply all the items in a dictionary.</text:span></text:p>
      <text:p text:style-name="P2"><text:span text:style-name="T1">9. Write a Python program to sum all the items in a dictionary.</text:span></text:p>
      <text:list xml:id="list2495849671095764582" text:style-name="WWNum8">
        <text:list-item>
          <text:p text:style-name="P1"><text:span text:style-name="T1">Write a Python program to sort a dictionary by key.</text:span></text:p>
        </text:list-item>
        <text:list-item>
          <text:p text:style-name="P1"><text:span text:style-name="T1">Write a Python program to check a dictionary is empty or not.</text:span></text:p>
        </text:list-item>
        <text:list-item>
          <text:p text:style-name="P1"><text:span text:style-name="T1">Write a Python program that generates a set of prime numbers and another set of odd numbers. Demonstrate the result of union, intersection, difference, and symmetric difference operations on these sets.</text:span></text:p>
        </text:list-item>
        <text:list-item>
          <text:p text:style-name="P1"><text:span text:style-name="T1">Write a Python program that creates two sets. One of even numbers in range 1-10 and the other has all composite numbers in range 1-20. Demonstrate the use of all( ), issuperset(), len(), and sum() functions on the sets.</text:span></text:p>
        </text:list-item>
        <text:list-item>
          <text:p text:style-name="P1"><text:span text:style-name="T1">Write a Python program which creates two dictionaries. One that stores conversion values from meters to centimeters and the other that stores the reverse.</text:span></text:p>
        </text:list-item>
        <text:list-item>
          <text:p text:style-name="P1"><text:span text:style-name="T1">Write a Python program to store a sparse matrix as a dictionary.</text:span></text:p>
        </text:list-item>
        <text:list-item>
          <text:p text:style-name="P1"><text:span text:style-name="T1">Write a Python program that creates a dictionary of cubes of odd numbers in the range 1-10 (in a single statement).</text:span></text:p>
        </text:list-item>
        <text:list-item>
          <text:p text:style-name="P1"><text:span text:style-name="T1">Write a Python program that inverts a dictionary, i.e., it makes key of one dictionary value of another and vice versa.</text:span></text:p>
        </text:list-item>
        <text:list-item>
          <text:p text:style-name="P1"><text:span text:style-name="T1">Write a Python program that has dictionary of names of students and a list of their marks in 4 subjects. Create another dictionary from this dictionary that has name of the students and their total marks. Find out the topper and his/ her score.</text:span></text:p>
        </text:list-item>
        <text:list-item>
          <text:p text:style-name="P1"><text:span text:style-name="T1">Write a Python program that displays information about an employee. Use nested dictionary to do this task.</text:span></text:p>
        </text:list-item>
        <text:list-item>
          <text:p text:style-name="P1"><text:span text:style-name="T1">Create a dictionary of products purchased and their MRPs. Calculate the bill and display to the customer.</text:span></text:p>
        </text:list-item>
        <text:list-item>
          <text:p text:style-name="P1"><text:span text:style-name="T1">Write a program that has a dictionary of your friends’ name (as keys) and their birthdays. Print the items in the dictionary in a sorted order. Prompt the user to enter a name and check if it is present in the dictionary. If the name does not exist, then ask the user to enter DOB. Add the details in the dictionary.</text:span></text:p>
        </text:list-item>
        <text:list-item>
          <text:p text:style-name="P1"><text:span text:style-name="T1">Write a Python program that displays a menu and its price. Take the order from the customer. Check if the ordered product is in the menu. In case it is not there, the customer should be asked to reorder and if it is present, then product should be added in the bil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style:num-suffix="." style:num-format="1" text:start-value="10">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0:36:57.243403088</meta:creation-date>
    <dc:date>2019-09-04T10:37:45.000265350</dc:date>
    <meta:editing-duration>PT47S</meta:editing-duration>
    <meta:editing-cycles>1</meta:editing-cycles>
    <meta:document-statistic meta:table-count="0" meta:image-count="0" meta:object-count="0" meta:page-count="1" meta:paragraph-count="38" meta:word-count="646" meta:character-count="3529" meta:non-whitespace-character-count="2933"/>
    <meta:generator>LibreOffice/5.2.3.3$Linux_x86 LibreOffice_project/20$Build-3</meta:generator>
  </office:meta>
</office:document-meta>
</file>